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618in"/>
    </style:style>
    <style:style style:name="co4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>
            <text:p>Absolute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/>
          <table:table-cell office:value-type="string">
            <text:p>Normalized Execution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>
            <draw:frame table:end-cell-address="Sheet1.Q17" table:end-x="0.5083in" table:end-y="0.1358in" draw:z-index="0" draw:style-name="gr1" svg:width="3.1508in" svg:height="2.7504in" svg:x="0.0248in" svg:y="0.0421in">
              <draw:object draw:notify-on-update-of-ranges="Sheet1.I2:Sheet1.M2 Sheet1.H3:Sheet1.H3 Sheet1.I3:Sheet1.M3 Sheet1.H4:Sheet1.H4 Sheet1.I4:Sheet1.M4 Sheet1.H5:Sheet1.H5 Sheet1.I5:Sheet1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string">
            <text:p>Original</text:p>
          </table:table-cell>
          <table:table-cell office:value-type="float" office:value="1206.9">
            <text:p>1206.9</text:p>
          </table:table-cell>
          <table:table-cell office:value-type="float" office:value="8789.1">
            <text:p>8789.1</text:p>
          </table:table-cell>
          <table:table-cell office:value-type="float" office:value="69166.7">
            <text:p>69166.7</text:p>
          </table:table-cell>
          <table:table-cell office:value-type="float" office:value="40577924.7">
            <text:p>40577924.7</text:p>
          </table:table-cell>
          <table:table-cell office:value-type="float" office:value="46242118">
            <text:p>46242118</text:p>
          </table:table-cell>
          <table:table-cell/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LMS no fusion</text:p>
          </table:table-cell>
          <table:table-cell office:value-type="float" office:value="1399">
            <text:p>1399</text:p>
          </table:table-cell>
          <table:table-cell office:value-type="float" office:value="11064">
            <text:p>11064</text:p>
          </table:table-cell>
          <table:table-cell office:value-type="float" office:value="85643">
            <text:p>85643</text:p>
          </table:table-cell>
          <table:table-cell office:value-type="float" office:value="24798976">
            <text:p>24798976</text:p>
          </table:table-cell>
          <table:table-cell office:value-type="float" office:value="31413824">
            <text:p>31413824</text:p>
          </table:table-cell>
          <table:table-cell/>
          <table:table-cell office:value-type="string">
            <text:p>LMS no fusion</text:p>
          </table:table-cell>
          <table:table-cell table:formula="of:=[.B4]/[.B3]" office:value-type="float" office:value="1.15916811666252">
            <text:p>1.1591681167</text:p>
          </table:table-cell>
          <table:table-cell table:formula="of:=[.C4]/[.C3]" office:value-type="float" office:value="1.25883196231696">
            <text:p>1.2588319623</text:p>
          </table:table-cell>
          <table:table-cell table:formula="of:=[.D4]/[.D3]" office:value-type="float" office:value="1.23821145146436">
            <text:p>1.2382114515</text:p>
          </table:table-cell>
          <table:table-cell table:formula="of:=[.E4]/[.E3]" office:value-type="float" office:value="0.61114451227714">
            <text:p>0.6111445123</text:p>
          </table:table-cell>
          <table:table-cell table:formula="of:=[.F4]/[.F3]" office:value-type="float" office:value="0.679333589348135">
            <text:p>0.6793335893</text:p>
          </table:table-cell>
          <table:table-cell table:number-columns-repeated="11"/>
        </table:table-row>
        <table:table-row table:style-name="ro1">
          <table:table-cell office:value-type="string">
            <text:p>LMS fusion</text:p>
          </table:table-cell>
          <table:table-cell office:value-type="float" office:value="233">
            <text:p>233</text:p>
          </table:table-cell>
          <table:table-cell office:value-type="float" office:value="1977">
            <text:p>1977</text:p>
          </table:table-cell>
          <table:table-cell office:value-type="float" office:value="12503">
            <text:p>12503</text:p>
          </table:table-cell>
          <table:table-cell office:value-type="float" office:value="2546335">
            <text:p>2546335</text:p>
          </table:table-cell>
          <table:table-cell office:value-type="float" office:value="4188008">
            <text:p>4188008</text:p>
          </table:table-cell>
          <table:table-cell/>
          <table:table-cell office:value-type="string">
            <text:p>LMS fusion</text:p>
          </table:table-cell>
          <table:table-cell table:formula="of:=[.B5]/[.B3]" office:value-type="float" office:value="0.193056591266882">
            <text:p>0.1930565913</text:p>
          </table:table-cell>
          <table:table-cell table:formula="of:=[.C5]/[.C3]" office:value-type="float" office:value="0.22493770693245">
            <text:p>0.2249377069</text:p>
          </table:table-cell>
          <table:table-cell table:formula="of:=[.D5]/[.D3]" office:value-type="float" office:value="0.180766177944011">
            <text:p>0.1807661779</text:p>
          </table:table-cell>
          <table:table-cell table:formula="of:=[.E5]/[.E3]" office:value-type="float" office:value="0.0627517306226358">
            <text:p>0.0627517306</text:p>
          </table:table-cell>
          <table:table-cell table:formula="of:=[.F5]/[.F3]" office:value-type="float" office:value="0.0905669588923241">
            <text:p>0.0905669589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peedup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>
            <draw:frame table:end-cell-address="Sheet1.I22" table:end-x="0.5496in" table:end-y="0.1354in" draw:z-index="1" draw:style-name="gr1" svg:width="1.8276in" svg:height="2.7504in" svg:x="0.5654in" svg:y="0.0417in">
              <draw:object draw:notify-on-update-of-ranges="Sheet1.B7:Sheet1.F7 Sheet1.A8:Sheet1.A8 Sheet1.B8:Sheet1.F8 Sheet1.A9:Sheet1.A9 Sheet1.B9:Sheet1.F9 Sheet1.A10:Sheet1.A10 Sheet1.B10:Sheet1.F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LMS no fusion</text:p>
          </table:table-cell>
          <table:table-cell table:formula="of:=[.B3]/[.B4]" office:value-type="float" office:value="0.862687634024303">
            <text:p>0.862687634</text:p>
          </table:table-cell>
          <table:table-cell table:formula="of:=[.C3]/[.C4]" office:value-type="float" office:value="0.794387201735358">
            <text:p>0.7943872017</text:p>
          </table:table-cell>
          <table:table-cell table:formula="of:=[.D3]/[.D4]" office:value-type="float" office:value="0.807616501056712">
            <text:p>0.8076165011</text:p>
          </table:table-cell>
          <table:table-cell table:formula="of:=[.E3]/[.E4]" office:value-type="float" office:value="1.63627420341872">
            <text:p>1.6362742034</text:p>
          </table:table-cell>
          <table:table-cell table:formula="of:=[.F3]/[.F4]" office:value-type="float" office:value="1.47203084858437">
            <text:p>1.4720308486</text:p>
          </table:table-cell>
          <table:table-cell table:number-columns-repeated="18"/>
        </table:table-row>
        <table:table-row table:style-name="ro1">
          <table:table-cell office:value-type="string">
            <text:p>LMS fusion</text:p>
          </table:table-cell>
          <table:table-cell table:formula="of:=[.B3]/[.B5]" office:value-type="float" office:value="5.17982832618026">
            <text:p>5.1798283262</text:p>
          </table:table-cell>
          <table:table-cell table:formula="of:=[.C3]/[.C5]" office:value-type="float" office:value="4.44567526555387">
            <text:p>4.4456752656</text:p>
          </table:table-cell>
          <table:table-cell table:formula="of:=[.D3]/[.D5]" office:value-type="float" office:value="5.53200831800368">
            <text:p>5.532008318</text:p>
          </table:table-cell>
          <table:table-cell table:formula="of:=[.E3]/[.E5]" office:value-type="float" office:value="15.9358154759684">
            <text:p>15.935815476</text:p>
          </table:table-cell>
          <table:table-cell table:formula="of:=[.F3]/[.F5]" office:value-type="float" office:value="11.0415543618828">
            <text:p>11.0415543619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>
            <text:p>IMDB</text:p>
          </table:table-cell>
          <table:table-cell office:value-type="string">
            <text:p>Absolute</text:p>
          </table:table-cell>
          <table:table-cell office:value-type="string">
            <text:p>Speedup</text:p>
          </table:table-cell>
          <table:table-cell table:number-columns-repeated="21"/>
        </table:table-row>
        <table:table-row table:style-name="ro1">
          <table:table-cell office:value-type="string">
            <text:p>Original</text:p>
          </table:table-cell>
          <table:table-cell office:value-type="float" office:value="139.6">
            <text:p>139.6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LMS no fusion</text:p>
          </table:table-cell>
          <table:table-cell office:value-type="float" office:value="103.4">
            <text:p>103.4</text:p>
          </table:table-cell>
          <table:table-cell table:formula="of:=[.B15]/[.B14]" office:value-type="float" office:value="0.740687679083095">
            <text:p>0.7406876791</text:p>
          </table:table-cell>
          <table:table-cell table:number-columns-repeated="21"/>
        </table:table-row>
        <table:table-row table:style-name="ro1">
          <table:table-cell office:value-type="string">
            <text:p>LMS fusion</text:p>
          </table:table-cell>
          <table:table-cell office:value-type="float" office:value="15.3">
            <text:p>15.3</text:p>
          </table:table-cell>
          <table:table-cell table:formula="of:=[.B16]/[.B14]" office:value-type="float" office:value="0.109598853868195">
            <text:p>0.1095988539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Ebay</text:p>
          </table:table-cell>
          <table:table-cell office:value-type="string">
            <text:p>Absolute</text:p>
          </table:table-cell>
          <table:table-cell office:value-type="string">
            <text:p>Speedup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Cnn</text:p>
          </table:table-cell>
          <table:table-cell office:value-type="string">
            <text:p>Absolute</text:p>
          </table:table-cell>
          <table:table-cell office:value-type="string">
            <text:p>Speedup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>
            <text:p>Tflop</text:p>
          </table:table-cell>
          <table:table-cell office:value-type="string">
            <text:p>Tflop</text:p>
          </table:table-cell>
          <table:table-cell table:number-columns-repeated="22"/>
        </table:table-row>
        <table:table-row table:style-name="ro1">
          <table:table-cell office:value-type="string">
            <text:p>L8S</text:p>
          </table:table-cell>
          <table:table-cell office:value-type="float" office:value="2333714.9">
            <text:p>2333714.9</text:p>
          </table:table-cell>
          <table:table-cell table:number-columns-repeated="22"/>
        </table:table-row>
        <table:table-row table:style-name="ro1">
          <table:table-cell office:value-type="string">
            <text:p>L8orig</text:p>
          </table:table-cell>
          <table:table-cell office:value-type="float" office:value="2175478.6">
            <text:p>2175478.6</text:p>
          </table:table-cell>
          <table:table-cell table:number-columns-repeated="22"/>
        </table:table-row>
        <table:table-row table:style-name="ro1">
          <table:table-cell office:value-type="string">
            <text:p>L8</text:p>
          </table:table-cell>
          <table:table-cell office:value-type="float" office:value="182552.9">
            <text:p>182552.9</text:p>
          </table:table-cell>
          <table:table-cell table:number-columns-repeated="22"/>
        </table:table-row>
        <table:table-row table:style-name="ro1">
          <table:table-cell office:value-type="string">
            <text:p>L7S</text:p>
          </table:table-cell>
          <table:table-cell office:value-type="float" office:value="683322.1">
            <text:p>683322.1</text:p>
          </table:table-cell>
          <table:table-cell table:number-columns-repeated="22"/>
        </table:table-row>
        <table:table-row table:style-name="ro1">
          <table:table-cell office:value-type="string">
            <text:p>L7orig</text:p>
          </table:table-cell>
          <table:table-cell office:value-type="float" office:value="656625.6">
            <text:p>656625.6</text:p>
          </table:table-cell>
          <table:table-cell table:number-columns-repeated="22"/>
        </table:table-row>
        <table:table-row table:style-name="ro1">
          <table:table-cell office:value-type="string">
            <text:p>L7</text:p>
          </table:table-cell>
          <table:table-cell office:value-type="float" office:value="59007.8">
            <text:p>59007.8</text:p>
          </table:table-cell>
          <table:table-cell table:number-columns-repeated="22"/>
        </table:table-row>
        <table:table-row table:style-name="ro1">
          <table:table-cell office:value-type="string">
            <text:p>L6S</text:p>
          </table:table-cell>
          <table:table-cell office:value-type="float" office:value="197957.3">
            <text:p>197957.3</text:p>
          </table:table-cell>
          <table:table-cell table:number-columns-repeated="22"/>
        </table:table-row>
        <table:table-row table:style-name="ro1">
          <table:table-cell office:value-type="string">
            <text:p>L6orig</text:p>
          </table:table-cell>
          <table:table-cell office:value-type="float" office:value="175409.2">
            <text:p>175409.2</text:p>
          </table:table-cell>
          <table:table-cell table:number-columns-repeated="22"/>
        </table:table-row>
        <table:table-row table:style-name="ro1">
          <table:table-cell office:value-type="string">
            <text:p>L6</text:p>
          </table:table-cell>
          <table:table-cell office:value-type="float" office:value="18979.1">
            <text:p>18979.1</text:p>
          </table:table-cell>
          <table:table-cell table:number-columns-repeated="22"/>
        </table:table-row>
        <table:table-row table:style-name="ro1">
          <table:table-cell office:value-type="string">
            <text:p>L5S</text:p>
          </table:table-cell>
          <table:table-cell office:value-type="float" office:value="55631.2">
            <text:p>55631.2</text:p>
          </table:table-cell>
          <table:table-cell table:number-columns-repeated="22"/>
        </table:table-row>
        <table:table-row table:style-name="ro1">
          <table:table-cell office:value-type="string">
            <text:p>L5orig</text:p>
          </table:table-cell>
          <table:table-cell office:value-type="float" office:value="49639.9">
            <text:p>49639.9</text:p>
          </table:table-cell>
          <table:table-cell table:number-columns-repeated="22"/>
        </table:table-row>
        <table:table-row table:style-name="ro1">
          <table:table-cell office:value-type="string">
            <text:p>L5</text:p>
          </table:table-cell>
          <table:table-cell office:value-type="float" office:value="6873.2">
            <text:p>6873.2</text:p>
          </table:table-cell>
          <table:table-cell table:number-columns-repeated="22"/>
        </table:table-row>
        <table:table-row table:style-name="ro1">
          <table:table-cell office:value-type="string">
            <text:p>L4S</text:p>
          </table:table-cell>
          <table:table-cell office:value-type="float" office:value="14521.7">
            <text:p>14521.7</text:p>
          </table:table-cell>
          <table:table-cell table:number-columns-repeated="22"/>
        </table:table-row>
        <table:table-row table:style-name="ro1">
          <table:table-cell office:value-type="string">
            <text:p>L4orig</text:p>
          </table:table-cell>
          <table:table-cell office:value-type="float" office:value="11919.2">
            <text:p>11919.2</text:p>
          </table:table-cell>
          <table:table-cell table:number-columns-repeated="22"/>
        </table:table-row>
        <table:table-row table:style-name="ro1">
          <table:table-cell office:value-type="string">
            <text:p>L4</text:p>
          </table:table-cell>
          <table:table-cell office:value-type="float" office:value="2006.9">
            <text:p>2006.9</text:p>
          </table:table-cell>
          <table:table-cell table:number-columns-repeated="22"/>
        </table:table-row>
        <table:table-row table:style-name="ro1">
          <table:table-cell office:value-type="string">
            <text:p>L3S</text:p>
          </table:table-cell>
          <table:table-cell office:value-type="float" office:value="3478.5">
            <text:p>3478.5</text:p>
          </table:table-cell>
          <table:table-cell table:number-columns-repeated="22"/>
        </table:table-row>
        <table:table-row table:style-name="ro1">
          <table:table-cell office:value-type="string">
            <text:p>L3orig</text:p>
          </table:table-cell>
          <table:table-cell office:value-type="float" office:value="2856.2">
            <text:p>2856.2</text:p>
          </table:table-cell>
          <table:table-cell table:number-columns-repeated="22"/>
        </table:table-row>
        <table:table-row table:style-name="ro1">
          <table:table-cell office:value-type="string">
            <text:p>L3</text:p>
          </table:table-cell>
          <table:table-cell office:value-type="float" office:value="608.4">
            <text:p>608.4</text:p>
          </table:table-cell>
          <table:table-cell table:number-columns-repeated="22"/>
        </table:table-row>
        <table:table-row table:style-name="ro1">
          <table:table-cell office:value-type="string">
            <text:p>L2S</text:p>
          </table:table-cell>
          <table:table-cell office:value-type="float" office:value="812.4">
            <text:p>812.4</text:p>
          </table:table-cell>
          <table:table-cell table:number-columns-repeated="22"/>
        </table:table-row>
        <table:table-row table:style-name="ro1">
          <table:table-cell office:value-type="string">
            <text:p>L2orig</text:p>
          </table:table-cell>
          <table:table-cell office:value-type="float" office:value="602.4">
            <text:p>602.4</text:p>
          </table:table-cell>
          <table:table-cell table:number-columns-repeated="22"/>
        </table:table-row>
        <table:table-row table:style-name="ro1">
          <table:table-cell office:value-type="string">
            <text:p>L2</text:p>
          </table:table-cell>
          <table:table-cell office:value-type="float" office:value="75.8">
            <text:p>75.8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Absolute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office:value-type="string">
            <text:p>Level 7</text:p>
          </table:table-cell>
          <table:table-cell office:value-type="string">
            <text:p>Level 8</text:p>
          </table:table-cell>
          <table:table-cell table:number-columns-repeated="4"/>
          <table:table-cell office:value-type="string">
            <text:p>Normalized Execution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office:value-type="string">
            <text:p>Level 7</text:p>
          </table:table-cell>
          <table:table-cell office:value-type="string">
            <text:p>Level 8</text:p>
          </table:table-cell>
          <table:table-cell office:value-type="string">
            <text:p>Level 9</text:p>
          </table:table-cell>
          <table:table-cell office:value-type="string">
            <text:p>Level 10</text:p>
          </table:table-cell>
        </table:table-row>
        <table:table-row table:style-name="ro1">
          <table:table-cell office:value-type="string">
            <text:p>Original</text:p>
          </table:table-cell>
          <table:table-cell/>
          <table:table-cell table:formula="of:=[.B50]" office:value-type="float" office:value="812.4">
            <text:p>812.4</text:p>
          </table:table-cell>
          <table:table-cell table:formula="of:=[.B47]" office:value-type="float" office:value="3478.5">
            <text:p>3478.5</text:p>
          </table:table-cell>
          <table:table-cell table:formula="of:=[.B44]" office:value-type="float" office:value="14521.7">
            <text:p>14521.7</text:p>
          </table:table-cell>
          <table:table-cell table:formula="of:=[.B41]" office:value-type="float" office:value="55631.2">
            <text:p>55631.2</text:p>
          </table:table-cell>
          <table:table-cell table:formula="of:=[.B38]" office:value-type="float" office:value="197957.3">
            <text:p>197957.3</text:p>
          </table:table-cell>
          <table:table-cell table:formula="of:=[.B35]" office:value-type="float" office:value="683322.1">
            <text:p>683322.1</text:p>
          </table:table-cell>
          <table:table-cell table:formula="of:=[.B32]" office:value-type="float" office:value="2333714.9">
            <text:p>2333714.9</text:p>
          </table:table-cell>
          <table:table-cell/>
          <table:table-cell table:number-columns-repeated="3"/>
          <table:table-cell office:value-type="string">
            <text:p>Original</text:p>
          </table:table-cell>
          <table:table-cell/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string">
            <text:p>LMS no fusion</text:p>
          </table:table-cell>
          <table:table-cell/>
          <table:table-cell table:formula="of:=[.B51]" office:value-type="float" office:value="602.4">
            <text:p>602.4</text:p>
          </table:table-cell>
          <table:table-cell table:formula="of:=[.B48]" office:value-type="float" office:value="2856.2">
            <text:p>2856.2</text:p>
          </table:table-cell>
          <table:table-cell table:formula="of:=[.B45]" office:value-type="float" office:value="11919.2">
            <text:p>11919.2</text:p>
          </table:table-cell>
          <table:table-cell table:formula="of:=[.B42]" office:value-type="float" office:value="49639.9">
            <text:p>49639.9</text:p>
          </table:table-cell>
          <table:table-cell table:formula="of:=[.B39]" office:value-type="float" office:value="175409.2">
            <text:p>175409.2</text:p>
          </table:table-cell>
          <table:table-cell table:formula="of:=[.B36]" office:value-type="float" office:value="656625.6">
            <text:p>656625.6</text:p>
          </table:table-cell>
          <table:table-cell table:formula="of:=[.B33]" office:value-type="float" office:value="2175478.6">
            <text:p>2175478.6</text:p>
          </table:table-cell>
          <table:table-cell/>
          <table:table-cell table:number-columns-repeated="3"/>
          <table:table-cell office:value-type="string">
            <text:p>LMS no fusion</text:p>
          </table:table-cell>
          <table:table-cell/>
          <table:table-cell table:style-name="ce1" table:formula="of:=[.C56]/[.C55]" office:value-type="float" office:value="0.741506646971935">
            <text:p>0.741506647</text:p>
          </table:table-cell>
          <table:table-cell table:style-name="ce1" table:formula="of:=[.D56]/[.D55]" office:value-type="float" office:value="0.82110104930286">
            <text:p>0.8211010493</text:p>
          </table:table-cell>
          <table:table-cell table:style-name="ce1" table:formula="of:=[.E56]/[.E55]" office:value-type="float" office:value="0.820785445230242">
            <text:p>0.8207854452</text:p>
          </table:table-cell>
          <table:table-cell table:style-name="ce1" table:formula="of:=[.F56]/[.F55]" office:value-type="float" office:value="0.892303239908541">
            <text:p>0.8923032399</text:p>
          </table:table-cell>
          <table:table-cell table:style-name="ce1" table:formula="of:=[.G56]/[.G55]" office:value-type="float" office:value="0.886096142956082">
            <text:p>0.886096143</text:p>
          </table:table-cell>
          <table:table-cell table:style-name="ce1" table:formula="of:=[.H56]/[.H55]" office:value-type="float" office:value="0.960931308968347">
            <text:p>0.960931309</text:p>
          </table:table-cell>
          <table:table-cell table:style-name="ce1" table:formula="of:=[.I56]/[.I55]" office:value-type="float" office:value="0.932195530825124">
            <text:p>0.9321955308</text:p>
          </table:table-cell>
          <table:table-cell table:style-name="ce1" table:formula="of:=[.J56]/[.J55]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LMS fusion</text:p>
          </table:table-cell>
          <table:table-cell/>
          <table:table-cell table:formula="of:=[.B52]" office:value-type="float" office:value="75.8">
            <text:p>75.8</text:p>
          </table:table-cell>
          <table:table-cell table:formula="of:=[.B49]" office:value-type="float" office:value="608.4">
            <text:p>608.4</text:p>
          </table:table-cell>
          <table:table-cell table:formula="of:=[.B46]" office:value-type="float" office:value="2006.9">
            <text:p>2006.9</text:p>
          </table:table-cell>
          <table:table-cell table:formula="of:=[.B43]" office:value-type="float" office:value="6873.2">
            <text:p>6873.2</text:p>
          </table:table-cell>
          <table:table-cell table:formula="of:=[.B40]" office:value-type="float" office:value="18979.1">
            <text:p>18979.1</text:p>
          </table:table-cell>
          <table:table-cell table:formula="of:=[.B37]" office:value-type="float" office:value="59007.8">
            <text:p>59007.8</text:p>
          </table:table-cell>
          <table:table-cell table:formula="of:=[.B34]" office:value-type="float" office:value="182552.9">
            <text:p>182552.9</text:p>
          </table:table-cell>
          <table:table-cell/>
          <table:table-cell table:number-columns-repeated="3"/>
          <table:table-cell office:value-type="string">
            <text:p>LMS fusion</text:p>
          </table:table-cell>
          <table:table-cell/>
          <table:table-cell table:style-name="ce1" table:formula="of:=[.C57]/[.C55]" office:value-type="float" office:value="0.0933037912358444">
            <text:p>0.0933037912</text:p>
          </table:table-cell>
          <table:table-cell table:style-name="ce1" table:formula="of:=[.D57]/[.D55]" office:value-type="float" office:value="0.17490297542044">
            <text:p>0.1749029754</text:p>
          </table:table-cell>
          <table:table-cell table:style-name="ce1" table:formula="of:=[.E57]/[.E55]" office:value-type="float" office:value="0.138200072994209">
            <text:p>0.138200073</text:p>
          </table:table-cell>
          <table:table-cell table:style-name="ce1" table:formula="of:=[.F57]/[.F55]" office:value-type="float" office:value="0.123549375170767">
            <text:p>0.1235493752</text:p>
          </table:table-cell>
          <table:table-cell table:style-name="ce1" table:formula="of:=[.G57]/[.G55]" office:value-type="float" office:value="0.095874716416116">
            <text:p>0.0958747164</text:p>
          </table:table-cell>
          <table:table-cell table:style-name="ce1" table:formula="of:=[.H57]/[.H55]" office:value-type="float" office:value="0.0863542976291854">
            <text:p>0.0863542976</text:p>
          </table:table-cell>
          <table:table-cell table:style-name="ce1" table:formula="of:=[.I57]/[.I55]" office:value-type="float" office:value="0.0782241652568615">
            <text:p>0.0782241653</text:p>
          </table:table-cell>
          <table:table-cell table:style-name="ce1" table:formula="of:=[.J57]/[.J55]" office:value-type="float" office:value="0">
            <text:p>#DIV/0!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>
            <text:p>Seedup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office:value-type="string">
            <text:p>Level 7</text:p>
          </table:table-cell>
          <table:table-cell office:value-type="string">
            <text:p>Level 8</text:p>
          </table:table-cell>
          <table:table-cell table:number-columns-repeated="7"/>
          <table:table-cell>
            <draw:frame table:end-cell-address="Sheet1.W79" table:end-x="0.2992in" table:end-y="0.1252in" draw:z-index="3" draw:style-name="gr1" svg:width="5.0028in" svg:height="3.4902in" svg:x="0.6303in" svg:y="0in">
              <draw:object draw:notify-on-update-of-ranges="Sheet1.N55:Sheet1.N55 Sheet1.O55:Sheet1.V55 Sheet1.N56:Sheet1.N56 Sheet1.O56:Sheet1.V56 Sheet1.N57:Sheet1.N57 Sheet1.O57:Sheet1.V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Original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LMS no fusion</text:p>
          </table:table-cell>
          <table:table-cell/>
          <table:table-cell table:formula="of:=[.C55]/[.C56]" office:value-type="float" office:value="1.34860557768924">
            <text:p>1.3486055777</text:p>
          </table:table-cell>
          <table:table-cell table:formula="of:=[.D55]/[.D56]" office:value-type="float" office:value="1.21787689937679">
            <text:p>1.2178768994</text:p>
          </table:table-cell>
          <table:table-cell table:formula="of:=[.E55]/[.E56]" office:value-type="float" office:value="1.21834519095241">
            <text:p>1.218345191</text:p>
          </table:table-cell>
          <table:table-cell table:formula="of:=[.F55]/[.F56]" office:value-type="float" office:value="1.12069524717012">
            <text:p>1.1206952472</text:p>
          </table:table-cell>
          <table:table-cell table:formula="of:=[.G55]/[.G56]" office:value-type="float" office:value="1.12854570911902">
            <text:p>1.1285457091</text:p>
          </table:table-cell>
          <table:table-cell table:formula="of:=[.H55]/[.H56]" office:value-type="float" office:value="1.04065711114523">
            <text:p>1.0406571111</text:p>
          </table:table-cell>
          <table:table-cell table:formula="of:=[.I55]/[.I56]" office:value-type="float" office:value="1.07273631650525">
            <text:p>1.0727363165</text:p>
          </table:table-cell>
          <table:table-cell table:number-columns-repeated="15"/>
        </table:table-row>
        <table:table-row table:style-name="ro1">
          <table:table-cell office:value-type="string">
            <text:p>LMS fusion</text:p>
          </table:table-cell>
          <table:table-cell/>
          <table:table-cell table:formula="of:=[.C55]/[.C57]" office:value-type="float" office:value="10.7176781002639">
            <text:p>10.7176781003</text:p>
          </table:table-cell>
          <table:table-cell table:formula="of:=[.D55]/[.D57]" office:value-type="float" office:value="5.71745562130178">
            <text:p>5.7174556213</text:p>
          </table:table-cell>
          <table:table-cell table:formula="of:=[.E55]/[.E57]" office:value-type="float" office:value="7.23588619263541">
            <text:p>7.2358861926</text:p>
          </table:table-cell>
          <table:table-cell table:formula="of:=[.F55]/[.F57]" office:value-type="float" office:value="8.09393004713962">
            <text:p>8.0939300471</text:p>
          </table:table-cell>
          <table:table-cell table:formula="of:=[.G55]/[.G57]" office:value-type="float" office:value="10.4302785695844">
            <text:p>10.4302785696</text:p>
          </table:table-cell>
          <table:table-cell table:formula="of:=[.H55]/[.H57]" office:value-type="float" office:value="11.5801995668369">
            <text:p>11.5801995668</text:p>
          </table:table-cell>
          <table:table-cell table:formula="of:=[.I55]/[.I57]" office:value-type="float" office:value="12.7837733610367">
            <text:p>12.783773361</text:p>
          </table:table-cell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>
            <draw:frame table:end-cell-address="Sheet1.I84" table:end-x="0.5846in" table:end-y="0.0102in" draw:z-index="2" draw:style-name="gr1" svg:width="5.4575in" svg:height="3.063in" svg:x="0.7949in" svg:y="0.1354in">
              <draw:object draw:notify-on-update-of-ranges="Sheet1.C60:Sheet1.I60 Sheet1.C61:Sheet1.I61 Sheet1.C62:Sheet1.I62 Sheet1.C63:Sheet1.I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Tflop 7, 8</text:p>
          </table:table-cell>
          <table:table-cell table:number-columns-repeated="3"/>
          <table:table-cell office:value-type="string">
            <text:p>Home 3,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9984415">
            <text:p>709984415</text:p>
          </table:table-cell>
          <table:table-cell table:number-columns-repeated="3"/>
          <table:table-cell office:value-type="string">
            <text:p>L8S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51772057">
            <text:p>751772057</text:p>
          </table:table-cell>
          <table:table-cell table:number-columns-repeated="3"/>
          <table:table-cell office:value-type="string">
            <text:p>L8ori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2051139">
            <text:p>82051139</text:p>
          </table:table-cell>
          <table:table-cell table:number-columns-repeated="3"/>
          <table:table-cell office:value-type="string">
            <text:p>L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4069027">
            <text:p>94069027</text:p>
          </table:table-cell>
          <table:table-cell table:number-columns-repeated="3"/>
          <table:table-cell office:value-type="string">
            <text:p>L7S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5369239">
            <text:p>95369239</text:p>
          </table:table-cell>
          <table:table-cell table:number-columns-repeated="3"/>
          <table:table-cell office:value-type="string">
            <text:p>L7ori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211601">
            <text:p>16211601</text:p>
          </table:table-cell>
          <table:table-cell table:number-columns-repeated="3"/>
          <table:table-cell office:value-type="string">
            <text:p>L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686216">
            <text:p>13686216</text:p>
          </table:table-cell>
          <table:table-cell table:number-columns-repeated="3"/>
          <table:table-cell office:value-type="string">
            <text:p>L6S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673167">
            <text:p>11673167</text:p>
          </table:table-cell>
          <table:table-cell table:number-columns-repeated="3"/>
          <table:table-cell office:value-type="string">
            <text:p>L6ori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47778">
            <text:p>1347778</text:p>
          </table:table-cell>
          <table:table-cell table:number-columns-repeated="3"/>
          <table:table-cell office:value-type="string">
            <text:p>L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53274">
            <text:p>1353274</text:p>
          </table:table-cell>
          <table:table-cell table:number-columns-repeated="3"/>
          <table:table-cell office:value-type="string">
            <text:p>L5S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59386">
            <text:p>1259386</text:p>
          </table:table-cell>
          <table:table-cell table:number-columns-repeated="3"/>
          <table:table-cell office:value-type="string">
            <text:p>L5ori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7064">
            <text:p>187064</text:p>
          </table:table-cell>
          <table:table-cell table:number-columns-repeated="3"/>
          <table:table-cell office:value-type="string">
            <text:p>L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8698">
            <text:p>148698</text:p>
          </table:table-cell>
          <table:table-cell table:number-columns-repeated="3"/>
          <table:table-cell office:value-type="string">
            <text:p>L4S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7439">
            <text:p>137439</text:p>
          </table:table-cell>
          <table:table-cell table:number-columns-repeated="3"/>
          <table:table-cell office:value-type="string">
            <text:p>L4ori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503">
            <text:p>21503</text:p>
          </table:table-cell>
          <table:table-cell table:number-columns-repeated="3"/>
          <table:table-cell office:value-type="string">
            <text:p>L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597">
            <text:p>15597</text:p>
          </table:table-cell>
          <table:table-cell table:number-columns-repeated="3"/>
          <table:table-cell office:value-type="string">
            <text:p>L3S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804">
            <text:p>13804</text:p>
          </table:table-cell>
          <table:table-cell table:number-columns-repeated="3"/>
          <table:table-cell office:value-type="string">
            <text:p>L3ori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40">
            <text:p>3140</text:p>
          </table:table-cell>
          <table:table-cell table:number-columns-repeated="3"/>
          <table:table-cell office:value-type="string">
            <text:p>L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06">
            <text:p>1506</text:p>
          </table:table-cell>
          <table:table-cell table:number-columns-repeated="3"/>
          <table:table-cell office:value-type="string">
            <text:p>L2S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15">
            <text:p>1215</text:p>
          </table:table-cell>
          <table:table-cell table:number-columns-repeated="3"/>
          <table:table-cell office:value-type="string">
            <text:p>L2ori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number-columns-repeated="3"/>
          <table:table-cell office:value-type="string">
            <text:p>L2</text:p>
          </table:table-cell>
          <table:table-cell table:number-columns-repeated="18"/>
        </table:table-row>
        <table:table-row table:style-name="ro1" table:number-rows-repeated="7">
          <table:table-cell table:number-columns-repeated="24"/>
        </table:table-row>
        <table:table-row table:style-name="ro1">
          <table:table-cell/>
          <table:table-cell office:value-type="string">
            <text:p>Tflop 3, 8</text:p>
          </table:table-cell>
          <table:table-cell table:formula="of:==============================" office:value-type="string" office:string-value="Err:510">
            <text:p>Err:510</text:p>
          </table:table-cell>
          <table:table-cell office:value-type="float" office:value="2333714.9">
            <text:p>2333714.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8orig</text:p>
          </table:table-cell>
          <table:table-cell office:value-type="float" office:value="2175478.6">
            <text:p>2175478.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8</text:p>
          </table:table-cell>
          <table:table-cell office:value-type="float" office:value="182552.9">
            <text:p>182552.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7S</text:p>
          </table:table-cell>
          <table:table-cell office:value-type="float" office:value="683322.1">
            <text:p>683322.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7orig</text:p>
          </table:table-cell>
          <table:table-cell office:value-type="float" office:value="656625.6">
            <text:p>656625.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7</text:p>
          </table:table-cell>
          <table:table-cell office:value-type="float" office:value="59007.8">
            <text:p>59007.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6S</text:p>
          </table:table-cell>
          <table:table-cell office:value-type="float" office:value="197957.3">
            <text:p>197957.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6orig</text:p>
          </table:table-cell>
          <table:table-cell office:value-type="float" office:value="175409.2">
            <text:p>175409.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18979.1">
            <text:p>18979.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5S</text:p>
          </table:table-cell>
          <table:table-cell office:value-type="float" office:value="55631.2">
            <text:p>55631.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5orig</text:p>
          </table:table-cell>
          <table:table-cell office:value-type="float" office:value="49639.9">
            <text:p>49639.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6873.2">
            <text:p>6873.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4S</text:p>
          </table:table-cell>
          <table:table-cell office:value-type="float" office:value="14521.7">
            <text:p>14521.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4orig</text:p>
          </table:table-cell>
          <table:table-cell office:value-type="float" office:value="11919.2">
            <text:p>11919.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2006.9">
            <text:p>2006.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3S</text:p>
          </table:table-cell>
          <table:table-cell office:value-type="float" office:value="3478.5">
            <text:p>3478.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3orig</text:p>
          </table:table-cell>
          <table:table-cell office:value-type="float" office:value="2856.2">
            <text:p>2856.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608.4">
            <text:p>608.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2S</text:p>
          </table:table-cell>
          <table:table-cell office:value-type="float" office:value="812.4">
            <text:p>812.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2orig</text:p>
          </table:table-cell>
          <table:table-cell office:value-type="float" office:value="602.4">
            <text:p>602.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75.8">
            <text:p>75.8</text:p>
          </table:table-cell>
          <table:table-cell table:number-columns-repeated="2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00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jin Jovanovic</meta:initial-creator>
    <meta:creation-date>2012-07-09T12:12:21</meta:creation-date>
    <dc:date>2012-07-11T00:56:05</dc:date>
    <dc:creator>Vojin Jovanovic</dc:creator>
    <meta:editing-duration>PT08H20M54S</meta:editing-duration>
    <meta:editing-cycles>20</meta:editing-cycles>
    <meta:generator>OpenOffice.org/3.2$Unix OpenOffice.org_project/320m19$Build-9505</meta:generator>
    <meta:document-statistic meta:table-count="3" meta:cell-count="3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8cm" svg:height="8.866cm" xlink:href=".." chart:class="chart:bar" chart:style-name="ch1">
        <chart:legend chart:legend-position="end" svg:x="9.978cm" svg:y="3.776cm" chart:style-name="ch2"/>
        <chart:plot-area chart:style-name="ch3" table:cell-range-address="Sheet1.N55:Sheet1.V57" chart:data-source-has-labels="column" svg:x="0.254cm" svg:y="0.177cm" svg:width="9.471cm" svg:height="8.33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55:Sheet1.V55" chart:label-cell-address="Sheet1.N55:Sheet1.N55" chart:class="chart:bar">
            <chart:data-point chart:repeated="8"/>
          </chart:series>
          <chart:series chart:style-name="ch8" chart:values-cell-range-address="Sheet1.O56:Sheet1.V56" chart:label-cell-address="Sheet1.N56:Sheet1.N56" chart:class="chart:bar">
            <chart:data-point chart:repeated="8"/>
          </chart:series>
          <chart:series chart:style-name="ch9" chart:values-cell-range-address="Sheet1.O57:Sheet1.V57" chart:label-cell-address="Sheet1.N57:Sheet1.N57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 text:id="Sheet1.N55:Sheet1.N55">Original</text:p>
              </table:table-cell>
              <table:table-cell office:value-type="float" office:value="1.#NAN">
                <text:p text:id="Sheet1.O55:Sheet1.V55">1.#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N56:Sheet1.N56">LMS no fusion</text:p>
              </table:table-cell>
              <table:table-cell office:value-type="float" office:value="1.#NAN">
                <text:p text:id="Sheet1.O56:Sheet1.V56">1.#NAN</text:p>
              </table:table-cell>
              <table:table-cell office:value-type="float" office:value="0.741506646971935">
                <text:p>0.741506646971935</text:p>
              </table:table-cell>
              <table:table-cell office:value-type="float" office:value="0.82110104930286">
                <text:p>0.82110104930286</text:p>
              </table:table-cell>
              <table:table-cell office:value-type="float" office:value="0.820785445230242">
                <text:p>0.820785445230242</text:p>
              </table:table-cell>
              <table:table-cell office:value-type="float" office:value="0.892303239908541">
                <text:p>0.892303239908541</text:p>
              </table:table-cell>
              <table:table-cell office:value-type="float" office:value="0.886096142956082">
                <text:p>0.886096142956082</text:p>
              </table:table-cell>
              <table:table-cell office:value-type="float" office:value="0.960931308968347">
                <text:p>0.960931308968347</text:p>
              </table:table-cell>
              <table:table-cell office:value-type="float" office:value="0.932195530825124">
                <text:p>0.932195530825124</text:p>
              </table:table-cell>
            </table:table-row>
            <table:table-row>
              <table:table-cell office:value-type="string">
                <text:p text:id="Sheet1.N57:Sheet1.N57">LMS fusion</text:p>
              </table:table-cell>
              <table:table-cell office:value-type="float" office:value="1.#NAN">
                <text:p text:id="Sheet1.O57:Sheet1.V57">1.#NAN</text:p>
              </table:table-cell>
              <table:table-cell office:value-type="float" office:value="0.0933037912358444">
                <text:p>0.0933037912358444</text:p>
              </table:table-cell>
              <table:table-cell office:value-type="float" office:value="0.17490297542044">
                <text:p>0.17490297542044</text:p>
              </table:table-cell>
              <table:table-cell office:value-type="float" office:value="0.138200072994209">
                <text:p>0.138200072994209</text:p>
              </table:table-cell>
              <table:table-cell office:value-type="float" office:value="0.123549375170767">
                <text:p>0.123549375170767</text:p>
              </table:table-cell>
              <table:table-cell office:value-type="float" office:value="0.095874716416116">
                <text:p>0.095874716416116</text:p>
              </table:table-cell>
              <table:table-cell office:value-type="float" office:value="0.0863542976291854">
                <text:p>0.0863542976291854</text:p>
              </table:table-cell>
              <table:table-cell office:value-type="float" office:value="0.0782241652568615">
                <text:p>0.0782241652568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63cm" svg:height="7.781cm" xlink:href=".." chart:class="chart:bar" chart:style-name="ch1">
        <chart:legend chart:legend-position="end" svg:x="11.957cm" svg:y="3.233cm" chart:style-name="ch2"/>
        <chart:plot-area chart:style-name="ch3" table:cell-range-address="Sheet1.C60:Sheet1.I63" chart:data-source-has-labels="row" svg:x="0.609cm" svg:y="0.125cm" svg:width="10.208cm" svg:height="7.313cm">
          <chart:axis chart:dimension="x" chart:name="primary-x" chart:style-name="ch4">
            <chart:categories table:cell-range-address="Sheet1.C60:Sheet1.I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1:Sheet1.I61" chart:class="chart:bar">
            <chart:data-point chart:repeated="7"/>
          </chart:series>
          <chart:series chart:style-name="ch8" chart:values-cell-range-address="Sheet1.C62:Sheet1.I62" chart:class="chart:bar">
            <chart:data-point chart:repeated="7"/>
          </chart:series>
          <chart:series chart:style-name="ch9" chart:values-cell-range-address="Sheet1.C63:Sheet1.I6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60:Sheet1.I60"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  <table:table-cell office:value-type="string">
                <text:p>Level 6</text:p>
              </table:table-cell>
              <table:table-cell office:value-type="string">
                <text:p>Level 7</text:p>
              </table:table-cell>
              <table:table-cell office:value-type="string">
                <text:p>Level 8</text:p>
              </table:table-cell>
            </table:table-row>
          </table:table-header-rows>
          <table:table-rows>
            <table:table-row>
              <table:table-cell office:value-type="string">
                <text:p text:id="">Row 61</text:p>
              </table:table-cell>
              <table:table-cell office:value-type="float" office:value="1">
                <text:p text:id="Sheet1.C61:Sheet1.I61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">Row 62</text:p>
              </table:table-cell>
              <table:table-cell office:value-type="float" office:value="1.34860557768924">
                <text:p text:id="Sheet1.C62:Sheet1.I62">1.34860557768924</text:p>
              </table:table-cell>
              <table:table-cell office:value-type="float" office:value="1.21787689937679">
                <text:p>1.21787689937679</text:p>
              </table:table-cell>
              <table:table-cell office:value-type="float" office:value="1.21834519095241">
                <text:p>1.21834519095241</text:p>
              </table:table-cell>
              <table:table-cell office:value-type="float" office:value="1.12069524717012">
                <text:p>1.12069524717012</text:p>
              </table:table-cell>
              <table:table-cell office:value-type="float" office:value="1.12854570911902">
                <text:p>1.12854570911902</text:p>
              </table:table-cell>
              <table:table-cell office:value-type="float" office:value="1.04065711114523">
                <text:p>1.04065711114523</text:p>
              </table:table-cell>
              <table:table-cell office:value-type="float" office:value="1.07273631650525">
                <text:p>1.07273631650525</text:p>
              </table:table-cell>
            </table:table-row>
            <table:table-row>
              <table:table-cell office:value-type="string">
                <text:p text:id="">Row 63</text:p>
              </table:table-cell>
              <table:table-cell office:value-type="float" office:value="10.7176781002639">
                <text:p text:id="Sheet1.C63:Sheet1.I63">10.7176781002639</text:p>
              </table:table-cell>
              <table:table-cell office:value-type="float" office:value="5.71745562130178">
                <text:p>5.71745562130178</text:p>
              </table:table-cell>
              <table:table-cell office:value-type="float" office:value="7.23588619263541">
                <text:p>7.23588619263541</text:p>
              </table:table-cell>
              <table:table-cell office:value-type="float" office:value="8.09393004713962">
                <text:p>8.09393004713962</text:p>
              </table:table-cell>
              <table:table-cell office:value-type="float" office:value="10.4302785695844">
                <text:p>10.4302785695844</text:p>
              </table:table-cell>
              <table:table-cell office:value-type="float" office:value="11.5801995668369">
                <text:p>11.5801995668369</text:p>
              </table:table-cell>
              <table:table-cell office:value-type="float" office:value="12.7837733610367">
                <text:p>12.7837733610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4cm" svg:height="6.987cm" xlink:href=".." chart:class="chart:bar" chart:style-name="ch1">
        <chart:legend chart:legend-position="end" svg:x="5.765cm" svg:y="2.677cm" chart:style-name="ch2"/>
        <chart:plot-area chart:style-name="ch3" table:cell-range-address="Sheet1.H2:Sheet1.M5" chart:data-source-has-labels="both" svg:x="0.16cm" svg:y="0.139cm" svg:width="5.446cm" svg:height="6.57cm">
          <chart:axis chart:dimension="x" chart:name="primary-x" chart:style-name="ch4">
            <chart:categories table:cell-range-address="Sheet1.I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M3" chart:label-cell-address="Sheet1.H3:Sheet1.H3" chart:class="chart:bar">
            <chart:data-point chart:repeated="5"/>
          </chart:series>
          <chart:series chart:style-name="ch8" chart:values-cell-range-address="Sheet1.I4:Sheet1.M4" chart:label-cell-address="Sheet1.H4:Sheet1.H4" chart:class="chart:bar">
            <chart:data-point chart:repeated="5"/>
          </chart:series>
          <chart:series chart:style-name="ch9" chart:values-cell-range-address="Sheet1.I5:Sheet1.M5" chart:label-cell-address="Sheet1.H5:Sheet1.H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2:Sheet1.M2">Level 1</text:p>
              </table:table-cell>
              <table:table-cell office:value-type="string">
                <text:p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</table:table-row>
          </table:table-header-rows>
          <table:table-rows>
            <table:table-row>
              <table:table-cell office:value-type="string">
                <text:p text:id="Sheet1.H3:Sheet1.H3">Original</text:p>
              </table:table-cell>
              <table:table-cell office:value-type="float" office:value="1">
                <text:p text:id="Sheet1.I3:Sheet1.M3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H4:Sheet1.H4">LMS no fusion</text:p>
              </table:table-cell>
              <table:table-cell office:value-type="float" office:value="1.15916811666252">
                <text:p text:id="Sheet1.I4:Sheet1.M4">1.15916811666252</text:p>
              </table:table-cell>
              <table:table-cell office:value-type="float" office:value="1.25883196231696">
                <text:p>1.25883196231696</text:p>
              </table:table-cell>
              <table:table-cell office:value-type="float" office:value="1.23821145146436">
                <text:p>1.23821145146436</text:p>
              </table:table-cell>
              <table:table-cell office:value-type="float" office:value="0.61114451227714">
                <text:p>0.61114451227714</text:p>
              </table:table-cell>
              <table:table-cell office:value-type="float" office:value="0.679333589348135">
                <text:p>0.679333589348135</text:p>
              </table:table-cell>
            </table:table-row>
            <table:table-row>
              <table:table-cell office:value-type="string">
                <text:p text:id="Sheet1.H5:Sheet1.H5">LMS fusion</text:p>
              </table:table-cell>
              <table:table-cell office:value-type="float" office:value="0.193056591266882">
                <text:p text:id="Sheet1.I5:Sheet1.M5">0.193056591266882</text:p>
              </table:table-cell>
              <table:table-cell office:value-type="float" office:value="0.22493770693245">
                <text:p>0.22493770693245</text:p>
              </table:table-cell>
              <table:table-cell office:value-type="float" office:value="0.180766177944011">
                <text:p>0.180766177944011</text:p>
              </table:table-cell>
              <table:table-cell office:value-type="float" office:value="0.0627517306226358">
                <text:p>0.0627517306226358</text:p>
              </table:table-cell>
              <table:table-cell office:value-type="float" office:value="0.0905669588923241">
                <text:p>0.09056695889232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643cm" svg:height="6.987cm" xlink:href=".." chart:class="chart:bar" chart:style-name="ch1">
        <chart:legend chart:legend-position="end" svg:x="2.975cm" svg:y="2.2cm" chart:style-name="ch2"/>
        <chart:plot-area chart:style-name="ch3" table:cell-range-address="Sheet1.A7:Sheet1.F10" chart:data-source-has-labels="both" svg:x="0.092cm" svg:y="0.139cm" svg:width="2.792cm" svg:height="6.57cm">
          <chart:axis chart:dimension="x" chart:name="primary-x" chart:style-name="ch4">
            <chart:categories table:cell-range-address="Sheet1.B7:Sheet1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F8" chart:label-cell-address="Sheet1.A8:Sheet1.A8" chart:class="chart:bar">
            <chart:data-point chart:repeated="5"/>
          </chart:series>
          <chart:series chart:style-name="ch8" chart:values-cell-range-address="Sheet1.B9:Sheet1.F9" chart:label-cell-address="Sheet1.A9:Sheet1.A9" chart:class="chart:bar">
            <chart:data-point chart:repeated="5"/>
          </chart:series>
          <chart:series chart:style-name="ch9" chart:values-cell-range-address="Sheet1.B10:Sheet1.F10" chart:label-cell-address="Sheet1.A10:Sheet1.A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F7">Level 1</text:p>
              </table:table-cell>
              <table:table-cell office:value-type="string">
                <text:p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8">Original</text:p>
              </table:table-cell>
              <table:table-cell office:value-type="float" office:value="1">
                <text:p text:id="Sheet1.B8:Sheet1.F8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A9:Sheet1.A9">LMS no fusion</text:p>
              </table:table-cell>
              <table:table-cell office:value-type="float" office:value="0.862687634024303">
                <text:p text:id="Sheet1.B9:Sheet1.F9">0.862687634024303</text:p>
              </table:table-cell>
              <table:table-cell office:value-type="float" office:value="0.794387201735358">
                <text:p>0.794387201735358</text:p>
              </table:table-cell>
              <table:table-cell office:value-type="float" office:value="0.807616501056712">
                <text:p>0.807616501056712</text:p>
              </table:table-cell>
              <table:table-cell office:value-type="float" office:value="1.63627420341872">
                <text:p>1.63627420341872</text:p>
              </table:table-cell>
              <table:table-cell office:value-type="float" office:value="1.47203084858437">
                <text:p>1.47203084858437</text:p>
              </table:table-cell>
            </table:table-row>
            <table:table-row>
              <table:table-cell office:value-type="string">
                <text:p text:id="Sheet1.A10:Sheet1.A10">LMS fusion</text:p>
              </table:table-cell>
              <table:table-cell office:value-type="float" office:value="5.17982832618026">
                <text:p text:id="Sheet1.B10:Sheet1.F10">5.17982832618026</text:p>
              </table:table-cell>
              <table:table-cell office:value-type="float" office:value="4.44567526555387">
                <text:p>4.44567526555387</text:p>
              </table:table-cell>
              <table:table-cell office:value-type="float" office:value="5.53200831800368">
                <text:p>5.53200831800368</text:p>
              </table:table-cell>
              <table:table-cell office:value-type="float" office:value="15.9358154759684">
                <text:p>15.9358154759684</text:p>
              </table:table-cell>
              <table:table-cell office:value-type="float" office:value="11.0415543618828">
                <text:p>11.04155436188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